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 + 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jiný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kartu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penDocument<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dokáže ukládat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rý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 000 lidí z celého světa. Toto je podstata komunity kolem "otevřeného softwaru"!</text:p>
      <text:p text:style-name="P1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y poprvé formulovány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na rozšiřování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Documen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Document verze 1.2 byla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nd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17"><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penDocument<text:bookmark-end text:name="__RefHeading__3274_1372004992"/></text:h>
      <text:p text:style-name="P35">Nejčastěji používané přípony pro dokumenty formátu Open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formátů OpenDocument i velké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formátů OpenDocument (.odt, .ott, .oth, .odm, a .fodt), Writer dokáže <text:alphabetical-index-mark text:string-value="importování souborů"/>otevírat formáty používané balíkem OpenOffice.org 1.x (.sxw, .stw, and .sxg), formáty textových dokumentů uvedeny v následujícím seznamu, ale i další, častokrát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program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formátů OpenDocument (.ods, .ots a .fods), LibreOffice Calc dokáže otevřít i formáty používané kancelářským balíkem OpenOffice.org 1.x (.sxc a .stc) a následující formáty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formátů OpenDocument (.odp, .odg, .otp a .fopd), LibreOffice Impress dokáže otevřít i formáty používané kancelářským balíkem OpenOffice.org 1.x (.sxi a .sti) a následující formáty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formátů OpenDocument (.odg a .otg), LibreOffice Draw dokáže otevřít i formáty používané kancelářským balíkem OpenOffice.org 1.x (.sxd a .std) a následující grafické formáty:</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formátu OpenDocument Formula (.odf), LibreOffice Math dokáže otevřít i formát používaný kancelářským balíkem OpenOffice.org 1.x (.sxm) a formáty StarMath, (.smf) a MathML (.mml).</text:p>
      <text:p text:style-name="P17">Při otevírání dokumentů aplikace Word, ve kterých je vložený objekt editoru vzorců, a je zaškrtnuta příslušná volba (<text:span text:style-name="Strong_20_Emphasis">MathType na LibreOffice Math nebo naopak</text:span>) na kartě <text:span text:style-name="Strong_20_Emphasis">Nástroje &gt; Možnosti &gt; Načítání/ukládání &gt; Microsoft Office</text:span>, se tento objekt automaticky převede na objekt programu LibreOffice Math.</text:p>
      <text:h text:style-name="P57" text:outline-level="1"><text:bookmark-start text:name="__RefHeading__182240_780470623"/>Formáty souborů, které LibreOffice dokáže zapisovat<text:bookmark-end text:name="__RefHeading__182240_780470623"/></text:h>
      <text:p text:style-name="P1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aby byl upravován, je doporučovaný způsob konverze dokumentu do formátu PDF. LibreOffice pro tento účel poskytuje jednoduchý způsob.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ů OpenDocument (.ods, .ots, <text:span text:style-name="T19">a .fods</text:span>) dokáže Calc ukládat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ů OpenDocument (.odp, .otp, .fodp a .odg), LibreOffice Impress dokáže ukládat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program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dokáže ukládat ve formátech OpenDocument Drawing(.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dokáže ukládat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 </text:span><text:span text:style-name="T26"/><text:span text:style-name="T19"/></text:p>
      <text:p text:style-name="P20">LibreOffice dokáže <text:span text:style-name="T19">také </text:span>exportovat soubory do formátů HTML a XHTML. Pro publikování na serveru Wiki, exportujeme dokumenty ve formátu MediaWiki (.txt). Kromě toho program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klepneme na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